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Pictures/10000887000001A6000001A6903A573EF2CBD1F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svg:stroke-color="#ff9900" draw:marker-start="" draw:fill-color="#ff9900" draw:opacity="100%" draw:textarea-horizontal-align="justify" draw:textarea-vertical-align="middle" draw:auto-grow-height="false" fo:min-height="3.331cm" fo:min-width="26.099cm"/>
    </style:style>
    <style:style style:name="gr3" style:family="graphic" style:parent-style-name="standard">
      <style:graphic-properties svg:stroke-color="#ff9900" draw:marker-start="" draw:fill-color="#ff9900" draw:opacity="100%" draw:textarea-horizontal-align="justify" draw:textarea-vertical-align="middle" draw:auto-grow-height="false" fo:min-height="1.299cm" fo:min-width="1.326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title">
      <style:graphic-properties fo:min-height="0.767cm"/>
    </style:style>
    <style:style style:name="pr3" style:family="presentation" style:parent-style-name="Default-outline1" style:list-style-name="L2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9900" draw:opacity="100%"/>
      <style:paragraph-properties fo:text-align="center"/>
    </style:style>
    <style:style style:name="P3" style:family="paragraph">
      <style:paragraph-properties fo:line-height="115%" fo:text-align="justify"/>
      <style:text-properties fo:color="#ffffff" style:font-name="Verdana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4" style:family="paragraph">
      <style:paragraph-properties fo:line-height="115%" fo:text-align="end"/>
      <style:text-properties fo:color="#ffffff" style:font-name="Verdan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top="1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15%" fo:text-align="start"/>
      <style:text-properties fo:color="#ffffff" style:font-name="Verdana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9" style:family="paragraph">
      <style:paragraph-properties fo:margin-top="1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Verdana" fo:font-size="44pt" fo:text-shadow="none" style:text-underline-style="none" fo:font-weight="bold" style:letter-kerning="true" fo:background-color="transparent" style:font-name-asian="Microsoft YaHei" style:font-size-asian="44pt" style:font-weight-asian="bold" style:font-name-complex="Mangal" style:font-size-complex="44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Verdana" fo:font-size="18pt" fo:text-shadow="none" style:text-underline-style="none" style:letter-kerning="true" fo:background-color="transparent" style:font-name-asian="Microsoft YaHei" style:font-size-asian="18pt" style:font-name-complex="Mangal" style:font-size-complex="18pt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Verdana" fo:font-size="36pt" fo:text-shadow="none" style:text-underline-style="none" fo:font-weight="bold" style:letter-kerning="true" fo:background-color="transparent" style:font-name-asian="Microsoft YaHei" style:font-size-asian="36pt" style:font-weight-asian="bold" style:font-name-complex="Mangal" style:font-size-complex="36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Verdana" fo:font-size="36pt" fo:font-style="italic" fo:text-shadow="none" style:text-underline-style="none" fo:font-weight="bold" style:letter-kerning="true" fo:background-color="transparent" style:font-name-asian="Microsoft YaHei" style:font-size-asian="36pt" style:font-style-asian="italic" style:font-weight-asian="bold" style:font-name-complex="Mangal" style:font-size-complex="36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Verdana" fo:font-size="36pt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A6000001A6903A573EF2CBD1FA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A6000001A6903A573EF2CBD1FA.svg" xlink:type="simple" xlink:show="embed" xlink:actuate="onLoad">
        <style:list-level-properties text:space-before="1.5cm" text:min-label-width="0.9cm" style:vertical-pos="middle" style:vertical-rel="line" fo:width="0.422cm" fo:height="0.422cm"/>
      </text:list-level-style-image>
      <text:list-level-style-image text:level="3" xlink:href="Pictures/10000887000001A6000001A6903A573EF2CBD1FA.svg" xlink:type="simple" xlink:show="embed" xlink:actuate="onLoad">
        <style:list-level-properties text:space-before="2.8cm" text:min-label-width="0.8cm" style:vertical-pos="middle" style:vertical-rel="line" fo:width="0.422cm" fo:height="0.422cm"/>
      </text:list-level-style-image>
      <text:list-level-style-image text:level="4" xlink:href="Pictures/10000887000001A6000001A6903A573EF2CBD1FA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A6000001A6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A6000001A6903A573EF2CBD1FA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A6000001A6903A573EF2CBD1FA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A6000001A6903A573EF2CBD1FA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A6000001A6903A573EF2CBD1FA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A6000001A6903A573EF2CBD1FA.svg" xlink:type="simple" xlink:show="embed" xlink:actuate="onLoad">
        <style:list-level-properties text:space-before="11.4cm" text:min-label-width="0.6cm" style:vertical-pos="middle" style:vertical-rel="line" fo:width="0.422cm" fo:height="0.422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8.321cm" svg:height="12.7cm" svg:x="-1.016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Proof of concept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presentation:style-name="pr3" draw:text-style-name="P6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5"><text:span text:style-name="T3">Innate preference is maintained after mock conditionin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5.4cm" svg:height="13.741cm" svg:x="-0.762cm" svg:y="8.36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Proof of concept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presentation:style-name="pr5" draw:text-style-name="P6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5"><text:span text:style-name="T3">When presentation of MCH is paired with electric shocks, flies learn aversion to MCH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3.506cm" svg:x="1.2cm" svg:y="0.837cm" presentation:class="title" presentation:user-transformed="true">
          <draw:text-box>
            <text:p text:style-name="P8"><text:span text:style-name="T4">Maintaining learned aversion along concentration curve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draw:style-name="gr1" draw:text-style-name="P1" draw:layer="layout" svg:width="20.32cm" svg:height="12.751cm" svg:x="2.834cm" svg:y="8.38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6" draw:layer="layout" svg:width="25.199cm" svg:height="12.954cm" svg:x="1.401cm" svg:y="5.588cm" presentation:class="outline" presentation:user-transformed="true">
          <draw:text-box>
            <text:list text:style-name="L2">
              <text:list-item>
                <text:p text:style-name="P5"><text:span text:style-name="T3">Aversion to MCH may decrease as concentration of MCH decreases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3.506cm" svg:x="1.2cm" svg:y="0.837cm" presentation:class="title" presentation:user-transformed="true">
          <draw:text-box>
            <text:p text:style-name="P8"><text:span text:style-name="T4">Maintaining learned aversion along concentration curve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presentation:style-name="pr7" draw:text-style-name="P10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9"><text:span text:style-name="T3">But, aversion to MCH may stay constant as concentration of MCH increases.</text:span></text:p>
              </text:list-item>
            </text:list>
          </draw:text-box>
        </draw:frame>
        <draw:frame draw:style-name="gr1" draw:text-style-name="P1" draw:layer="layout" svg:width="19.685cm" svg:height="12.7cm" svg:x="3.47cm" svg:y="8.25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7cm" svg:height="12.7cm" svg:x="-0.838cm" svg:y="7.9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4.962cm" svg:height="3.506cm" svg:x="1.2cm" svg:y="0.837cm" presentation:class="title" presentation:user-transformed="true">
          <draw:text-box>
            <text:p text:style-name="P8"><text:span text:style-name="T4">Can </text:span><text:span text:style-name="T5">Drosophila </text:span><text:span text:style-name="T6">distinguish </text:span><text:span text:style-name="T6"><text:line-break/></text:span><text:span text:style-name="T6">5% MCH from 3% MCH?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presentation:style-name="pr8" draw:text-style-name="P6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5"><text:span text:style-name="T3">Training against 5% MCH. Preference doesn’t appear to change after conditionin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" draw:text-style-name="P2" draw:layer="layout" svg:width="26.599cm" svg:height="3.581cm" svg:x="0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6cm" svg:height="1.549cm" svg:x="26.174cm" svg:y="19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4.962cm" svg:height="3.506cm" svg:x="1.2cm" svg:y="0.837cm" presentation:class="title" presentation:user-transformed="true">
          <draw:text-box>
            <text:p text:style-name="P8"><text:span text:style-name="T4">Can </text:span><text:span text:style-name="T5">Drosophila </text:span><text:span text:style-name="T6">distinguish </text:span><text:span text:style-name="T6"><text:line-break/></text:span><text:span text:style-name="T6">5% MCH from 3% MCH?</text:span></text:p>
          </draw:text-box>
        </draw:frame>
        <draw:frame presentation:style-name="pr2" draw:text-style-name="P4" draw:layer="layout" svg:width="0.762cm" svg:height="0.767cm" svg:x="26.47cm" svg:y="19.449cm" presentation:class="title" presentation:user-transformed="true">
          <draw:text-box>
            <text:p text:style-name="P4"><text:span text:style-name="T2">1</text:span></text:p>
          </draw:text-box>
        </draw:frame>
        <draw:frame presentation:style-name="pr9" draw:text-style-name="P10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9"><text:span text:style-name="T3">Training against 3% MCH. Preference for 5% MCH appears to increase after conditioning.</text:span></text:p>
              </text:list-item>
            </text:list>
          </draw:text-box>
        </draw:frame>
        <draw:frame draw:style-name="gr1" draw:text-style-name="P1" draw:layer="layout" svg:width="24.536cm" svg:height="10.16cm" svg:x="0.935cm" svg:y="8.8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4:03:00.248000000</meta:creation-date>
    <dc:date>2016-08-17T14:03:28.291000000</dc:date>
    <meta:editing-duration>PT28S</meta:editing-duration>
    <meta:editing-cycles>1</meta:editing-cycles>
    <meta:document-statistic meta:object-count="69"/>
    <meta:generator>LibreOffice/5.1.3.2$Windows_X86_64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11">
      <style:chart-properties chart:link-data-style-to-source="true" chart:error-category="cell-range" chart:error-upper-range="local-table.$B$2:.$B$3" chart:error-lower-range="local-table.$B$2:.$B$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22cm" svg:height="12.701cm" xlink:href="." xlink:type="simple" chart:class="chart:bar" chart:style-name="ch1">
        <chart:legend svg:x="24.609cm" svg:y="1.179cm" style:legend-expansion="custom" chartooo:width="3.71cm" chartooo:height="8.988cm" style:legend-expansion-aspect-ratio="0.412772585669782" chart:style-name="ch2"/>
        <chart:plot-area chart:style-name="ch3" chart:data-source-has-labels="both" svg:x="2.52cm" svg:y="0.25cm" svg:width="22.283cm" svg:height="13.105cm">
          <chartooo:coordinate-region svg:x="6.872cm" svg:y="0.25cm" svg:width="17.734cm" svg:height="11.021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3" chart:label-cell-address="local-table.$B$1" chart:class="chart:bar">
            <chart:error-indicator chart:style-name="ch9" chart:dimension="y"/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ntry into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Entry into 12%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499716553287982">
                <text:p>0.499716553287982</text:p>
              </table:table-cell>
            </table:table-row>
            <table:table-row>
              <table:table-cell office:value-type="string">
                <text:p>Mock Conditioning</text:p>
              </table:table-cell>
              <table:table-cell office:value-type="float" office:value="0.485014005602241">
                <text:p>0.485014005602241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0234814269947672">
                <text:p>0.0234814269947672</text:p>
              </table:table-cell>
              <table:table-cell office:value-type="float" office:value="0.514985994397759">
                <text:p>0.514985994397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11">
      <style:chart-properties chart:link-data-style-to-source="true" chart:error-category="cell-range" chart:error-upper-range="local-table.$B$2:.$B$3" chart:error-lower-range="local-table.$B$2:.$B$3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3.742cm" xlink:href="." xlink:type="simple" chart:class="chart:bar" chart:style-name="ch1">
        <chart:legend svg:x="20.804cm" svg:y="3.086cm" style:legend-expansion="custom" chartooo:width="4.262cm" chartooo:height="6.995cm" style:legend-expansion-aspect-ratio="0.609292351679771" chart:style-name="ch2"/>
        <chart:plot-area chart:style-name="ch3" chart:data-source-has-labels="both" svg:x="2.378cm" svg:y="1.311cm" svg:width="19.439cm" svg:height="10.211cm">
          <chartooo:coordinate-region svg:x="7.63cm" svg:y="1.311cm" svg:width="13.167cm" svg:height="9.4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3" chart:label-cell-address="local-table.$B$1" chart:class="chart:bar">
            <chart:error-indicator chart:style-name="ch9" chart:dimension="y"/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y into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Entry into OCT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">
                <text:p>0.0479</text:p>
              </table:table-cell>
              <table:table-cell office:value-type="float" office:value="0.0479">
                <text:p>0.0479</text:p>
              </table:table-cell>
              <table:table-cell office:value-type="float" office:value="0.499716553287982">
                <text:p>0.499716553287982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">
                <text:p>0.0582</text:p>
              </table:table-cell>
              <table:table-cell office:value-type="float" office:value="0.0582">
                <text:p>0.0582</text:p>
              </table:table-cell>
              <table:table-cell office:value-type="float" office:value="0.708333333333333">
                <text:p>0.708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link-data-style-to-source="true" chart:error-category="cell-range" chart:error-upper-range="local-table.$B$2:.$B$5" chart:error-lower-range="local-table.$B$2:.$B$5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12.752cm" xlink:href="." xlink:type="simple" chart:class="chart:bar" chart:style-name="ch1">
        <chart:plot-area chart:style-name="ch2" chart:data-source-has-labels="both" svg:x="1.781cm" svg:y="-0.027cm" svg:width="18.13cm" svg:height="12.431cm">
          <chartooo:coordinate-region svg:x="3.064cm" svg:y="0.253cm" svg:width="16.847cm" svg:height="7.97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523cm" svg:y="8.672cm" chart:style-name="ch5">
              <text:p>Decisions for MCH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ntry into 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500283446712018">
                <text:p>0.500283446712018</text:p>
              </table:table-cell>
              <table:table-cell office:value-type="float" office:value="0.0479377025811318">
                <text:p>0.0479377025811318</text:p>
              </table:table-cell>
              <table:table-cell office:value-type="float" office:value="0.0479377025811318">
                <text:p>0.0479377025811318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58219844250481">
                <text:p>0.058219844250481</text:p>
              </table:table-cell>
              <table:table-cell office:value-type="float" office:value="0.058219844250481">
                <text:p>0.058219844250481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431601731601732">
                <text:p>0.431601731601732</text:p>
              </table:table-cell>
              <table:table-cell office:value-type="float" office:value="0.0782388941823886">
                <text:p>0.0782388941823886</text:p>
              </table:table-cell>
              <table:table-cell office:value-type="float" office:value="0.0782388941823886">
                <text:p>0.0782388941823886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507689136260565">
                <text:p>0.507689136260565</text:p>
              </table:table-cell>
              <table:table-cell office:value-type="float" office:value="0.0390809355405609">
                <text:p>0.0390809355405609</text:p>
              </table:table-cell>
              <table:table-cell office:value-type="float" office:value="0.0390809355405609">
                <text:p>0.0390809355405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 chart:error-upper-range="local-table.$B$2:.$B$5" chart:error-lower-range="local-table.$B$2:.$B$5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10">
      <style:chart-properties chart:display-label="true" chart:logarithmic="false" chart:minimum="0" chart:maximum="0.6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">
      <style:chart-properties chart:link-data-style-to-source="true" chart:error-category="cell-range" chart:error-upper-range="local-table.$B$2:.$B$5" chart:error-lower-range="local-table.$B$2:.$B$5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C$2:.$C$5" chart:error-lower-range="local-table.$D$2:.$D$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86cm" svg:height="12.701cm" xlink:href="." xlink:type="simple" chart:class="chart:bar" chart:style-name="ch1">
        <chart:plot-area chart:style-name="ch2" chart:data-source-has-labels="both" svg:x="1.421cm" svg:y="-0.026cm" svg:width="17.868cm" svg:height="13.105cm">
          <chartooo:coordinate-region svg:x="2.704cm" svg:y="0.253cm" svg:width="16.585cm" svg:height="8.64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title svg:x="0.176cm" svg:y="9.01cm" chart:style-name="ch5">
              <text:p>Decisions for MCH/%</text:p>
            </chart:title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38775510204082">
                <text:p>0.438775510204082</text:p>
              </table:table-cell>
              <table:table-cell office:value-type="float" office:value="0.0769760280806293">
                <text:p>0.0769760280806293</text:p>
              </table:table-cell>
              <table:table-cell office:value-type="float" office:value="0.0769760280806293">
                <text:p>0.0769760280806293</text:p>
              </table:table-cell>
            </table:table-row>
            <table:table-row>
              <table:table-cell office:value-type="string">
                <text:p>3% MCH vs 12% OCT</text:p>
              </table:table-cell>
              <table:table-cell office:value-type="float" office:value="0.415842094413523">
                <text:p>0.415842094413523</text:p>
              </table:table-cell>
              <table:table-cell office:value-type="float" office:value="0.0348310488681583">
                <text:p>0.0348310488681583</text:p>
              </table:table-cell>
              <table:table-cell office:value-type="float" office:value="0.0348310488681583">
                <text:p>0.0348310488681583</text:p>
              </table:table-cell>
            </table:table-row>
            <table:table-row>
              <table:table-cell office:value-type="string">
                <text:p>4% MCH vs 12% OCT</text:p>
              </table:table-cell>
              <table:table-cell office:value-type="float" office:value="0.282661782661783">
                <text:p>0.282661782661783</text:p>
              </table:table-cell>
              <table:table-cell office:value-type="float" office:value="0.102030342610035">
                <text:p>0.102030342610035</text:p>
              </table:table-cell>
              <table:table-cell office:value-type="float" office:value="0.102030342610035">
                <text:p>0.102030342610035</text:p>
              </table:table-cell>
            </table:table-row>
            <table:table-row>
              <table:table-cell office:value-type="string">
                <text:p>5% MCH vs 12% OCT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0673435029701474">
                <text:p>0.0673435029701474</text:p>
              </table:table-cell>
              <table:table-cell office:value-type="float" office:value="0.0673435029701474">
                <text:p>0.06734350297014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10">
      <style:chart-properties chart:link-data-style-to-source="true" chart:error-category="cell-range" chart:error-upper-range="local-table.$B$2:.$B$3" chart:error-lower-range="local-table.$B$2:.$B$3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011">
      <style:chart-properties chart:link-data-style-to-source="true" chart:error-category="cell-range" chart:error-upper-range="local-table.$B$2:.$B$3" chart:error-lower-range="local-table.$B$2:.$B$3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3" chart:error-lower-range="local-table.$G$2:.$G$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001cm" svg:height="12.701cm" xlink:href="." xlink:type="simple" chart:class="chart:bar" chart:style-name="ch1">
        <chart:legend svg:x="0.565cm" svg:y="8.968cm" style:legend-expansion="custom" chartooo:width="5.225cm" chartooo:height="3.307cm" style:legend-expansion-aspect-ratio="1.57998185666767" chart:style-name="ch2"/>
        <chart:plot-area chart:style-name="ch3" chart:data-source-has-labels="both" svg:x="3.109cm" svg:y="0.416cm" svg:width="22.784cm" svg:height="10.3cm">
          <chartooo:coordinate-region svg:x="7.223cm" svg:y="0.416cm" svg:width="18.007cm" svg:height="9.4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11.174cm" svg:y="11.229cm" chart:style-name="ch6">
              <text:p>Mean Percentage Occupancy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3" chart:label-cell-address="local-table.$B$1" chart:class="chart:bar">
            <chart:error-indicator chart:style-name="ch10" chart:dimension="y"/>
            <chart:data-point chart:repeated="2"/>
          </chart:series>
          <chart:series chart:style-name="ch11" chart:values-cell-range-address="local-table.$E$2:.$E$3" chart:label-cell-address="local-table.$E$1" chart:class="chart:bar">
            <chart:error-indicator chart:style-name="ch12" chart:dimension="y"/>
            <chart:data-point chart:repeated="2"/>
          </chart:series>
          <chart:series chart:style-name="ch13" chart:values-cell-range-address="local-table.$H$2:.$H$3" chart:label-cell-address="local-table.$H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oice Zone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25925925925926">
                <text:p>0.425925925925926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0684648724640077">
                <text:p>0.0684648724640077</text:p>
              </table:table-cell>
              <table:table-cell office:value-type="float" office:value="0.328888888888889">
                <text:p>0.328888888888889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0609815847146434">
                <text:p>0.0609815847146434</text:p>
              </table:table-cell>
              <table:table-cell office:value-type="float" office:value="0.245185185185185">
                <text:p>0.245185185185185</text:p>
              </table:table-cell>
            </table:table-row>
            <table:table-row>
              <table:table-cell office:value-type="string">
                <text:p>Post-conditioning</text:p>
              </table:table-cell>
              <table:table-cell office:value-type="float" office:value="0.414814814814815">
                <text:p>0.414814814814815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0490553523238064">
                <text:p>0.0490553523238064</text:p>
              </table:table-cell>
              <table:table-cell office:value-type="float" office:value="0.359259259259259">
                <text:p>0.359259259259259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0429875864485706">
                <text:p>0.0429875864485706</text:p>
              </table:table-cell>
              <table:table-cell office:value-type="float" office:value="0.225925925925926">
                <text:p>0.22592592592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0010">
      <style:chart-properties chart:link-data-style-to-source="true" chart:error-category="cell-range" chart:error-upper-range="local-table.$B$2:.$B$3" chart:error-lower-range="local-table.$B$2:.$B$3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ocal-table.$C$2:.$C$3" chart:error-lower-range="local-table.$D$2:.$D$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0010">
      <style:chart-properties chart:link-data-style-to-source="true" chart:error-category="cell-range" chart:error-upper-range="local-table.$B$2:.$B$3" chart:error-lower-range="local-table.$B$2:.$B$3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F$2:.$F$3" chart:error-lower-range="local-table.$G$2:.$G$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37cm" svg:height="10.161cm" xlink:href="." xlink:type="simple" chart:class="chart:bar" chart:style-name="ch1">
        <chart:legend svg:x="0.329cm" svg:y="7.702cm" style:legend-expansion="custom" chartooo:width="3.979cm" chartooo:height="2.279cm" style:legend-expansion-aspect-ratio="1.7459412022817" chart:style-name="ch2"/>
        <chart:plot-area chart:style-name="ch3" chart:data-source-has-labels="both" svg:x="0.49cm" svg:y="0.203cm" svg:width="23.557cm" svg:height="8.482cm">
          <chartooo:coordinate-region svg:x="4.604cm" svg:y="0.203cm" svg:width="18.78cm" svg:height="7.67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10.098cm" svg:y="8.877cm" chart:style-name="ch6">
              <text:p>Mean Percentage Occupancy/%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3" chart:label-cell-address="local-table.$B$1" chart:class="chart:bar">
            <chart:error-indicator chart:style-name="ch10" chart:dimension="y"/>
            <chart:data-point chart:repeated="2"/>
          </chart:series>
          <chart:series chart:style-name="ch11" chart:values-cell-range-address="local-table.$E$2:.$E$3" chart:label-cell-address="local-table.$E$1" chart:class="chart:bar">
            <chart:error-indicator chart:style-name="ch12" chart:dimension="y"/>
            <chart:data-point chart:repeated="2"/>
          </chart:series>
          <chart:series chart:style-name="ch13" chart:values-cell-range-address="local-table.$H$2:.$H$3" chart:label-cell-address="local-table.$H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5% MC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oice Zone</text:p>
              </table:table-cell>
            </table:table-row>
          </table:table-header-rows>
          <table:table-rows>
            <table:table-row>
              <table:table-cell office:value-type="string">
                <text:p>Pre-conditioning</text:p>
              </table:table-cell>
              <table:table-cell office:value-type="float" office:value="0.451851851851852">
                <text:p>0.451851851851852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0850124773265394">
                <text:p>0.0850124773265394</text:p>
              </table:table-cell>
              <table:table-cell office:value-type="float" office:value="0.362962962962963">
                <text:p>0.362962962962963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0800254711557868">
                <text:p>0.0800254711557868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Post-conditioning</text:p>
              </table:table-cell>
              <table:table-cell office:value-type="float" office:value="0.324747735351451">
                <text:p>0.324747735351451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0399587113478839">
                <text:p>0.0399587113478839</text:p>
              </table:table-cell>
              <table:table-cell office:value-type="float" office:value="0.397872950349731">
                <text:p>0.397872950349731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0458383154695252">
                <text:p>0.0458383154695252</text:p>
              </table:table-cell>
              <table:table-cell office:value-type="float" office:value="0.277379314298819">
                <text:p>0.2773793142988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